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eeb" officeooo:paragraph-rsid="00193eeb"/>
    </style:style>
    <style:style style:name="P2" style:family="paragraph" style:parent-style-name="Standard">
      <style:text-properties officeooo:rsid="00193eeb" officeooo:paragraph-rsid="00197525"/>
    </style:style>
    <style:style style:name="P3" style:family="paragraph" style:parent-style-name="Standard">
      <style:text-properties officeooo:rsid="00193eeb" officeooo:paragraph-rsid="0019f0b6"/>
    </style:style>
    <style:style style:name="P4" style:family="paragraph" style:parent-style-name="Standard">
      <style:text-properties officeooo:rsid="00193eeb" officeooo:paragraph-rsid="00291c44"/>
    </style:style>
    <style:style style:name="P5" style:family="paragraph" style:parent-style-name="Standard">
      <style:text-properties officeooo:rsid="001b9be1" officeooo:paragraph-rsid="001b9be1"/>
    </style:style>
    <style:style style:name="P6" style:family="paragraph" style:parent-style-name="Standard">
      <style:text-properties officeooo:rsid="001d3d98" officeooo:paragraph-rsid="001d3d98"/>
    </style:style>
    <style:style style:name="P7" style:family="paragraph" style:parent-style-name="Standard">
      <style:text-properties officeooo:rsid="000fc192" officeooo:paragraph-rsid="001e3bc3"/>
    </style:style>
    <style:style style:name="P8" style:family="paragraph" style:parent-style-name="Standard">
      <style:text-properties officeooo:rsid="001fe2df" officeooo:paragraph-rsid="002136fe"/>
    </style:style>
    <style:style style:name="P9" style:family="paragraph" style:parent-style-name="Standard">
      <style:text-properties officeooo:rsid="001fe2df" officeooo:paragraph-rsid="0028263c"/>
    </style:style>
    <style:style style:name="P10" style:family="paragraph" style:parent-style-name="Standard">
      <style:text-properties officeooo:rsid="001fe2df" officeooo:paragraph-rsid="002b53eb"/>
    </style:style>
    <style:style style:name="P11" style:family="paragraph" style:parent-style-name="Standard">
      <style:text-properties officeooo:rsid="0022fbe7" officeooo:paragraph-rsid="002b53eb"/>
    </style:style>
    <style:style style:name="P12" style:family="paragraph" style:parent-style-name="Standard">
      <style:text-properties officeooo:rsid="0022fbe7" officeooo:paragraph-rsid="002cebba"/>
    </style:style>
    <style:style style:name="P13" style:family="paragraph" style:parent-style-name="Standard">
      <style:text-properties officeooo:rsid="0028263c" officeooo:paragraph-rsid="0028263c"/>
    </style:style>
    <style:style style:name="P14" style:family="paragraph" style:parent-style-name="Standard">
      <style:text-properties officeooo:rsid="002b53eb" officeooo:paragraph-rsid="002cebba"/>
    </style:style>
    <style:style style:name="T1" style:family="text">
      <style:text-properties officeooo:rsid="0005a4df"/>
    </style:style>
    <style:style style:name="T2" style:family="text">
      <style:text-properties officeooo:rsid="000eb1c0"/>
    </style:style>
    <style:style style:name="T3" style:family="text">
      <style:text-properties fo:color="#000000" style:font-name="Droid Sans Mono" fo:font-size="10.5pt" fo:font-weight="normal" fo:background-color="#ffffff" loext:char-shading-value="0"/>
    </style:style>
    <style:style style:name="T4" style:family="text">
      <style:text-properties officeooo:rsid="001f0acc"/>
    </style:style>
    <style:style style:name="T5" style:family="text">
      <style:text-properties officeooo:rsid="002136fe"/>
    </style:style>
    <style:style style:name="T6" style:family="text">
      <style:text-properties officeooo:rsid="001fe2df"/>
    </style:style>
    <style:style style:name="T7" style:family="text">
      <style:text-properties officeooo:rsid="0028263c"/>
    </style:style>
    <style:style style:name="T8" style:family="text">
      <style:text-properties officeooo:rsid="00291c44"/>
    </style:style>
    <style:style style:name="T9" style:family="text">
      <style:text-properties officeooo:rsid="0029422c"/>
    </style:style>
    <style:style style:name="T10" style:family="text">
      <style:text-properties officeooo:rsid="002b53eb"/>
    </style:style>
    <style:style style:name="T11" style:family="text">
      <style:text-properties officeooo:rsid="002cebba"/>
    </style:style>
    <style:style style:name="T12" style:family="text">
      <style:text-properties officeooo:rsid="0037f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coco格式测试</text:p>
      <text:p text:style-name="P4">1.1 新建必要路径。</text:p>
      <text:p text:style-name="P4"><text:span text:style-name="T8">（1）</text:span>在maskrcnn-transformer的datasets目录下，新建一个coco文件夹：</text:p>
      <text:p text:style-name="P1"><text:span text:style-name="T8">（2）</text:span> mkdir coco</text:p>
      <text:p text:style-name="P1"><text:span text:style-name="T8">（3）</text:span> <text:s/>cd coco</text:p>
      <text:p text:style-name="P1"><text:span text:style-name="T8">（4） <text:s/></text:span>mkdir annotations</text:p>
      <text:p text:style-name="P1">1.2 <text:s/>将pascal格式的标注文件转为coco格式标注文件。</text:p>
      <text:p text:style-name="P2"><text:span text:style-name="T9">（1）</text:span>将<text:span text:style-name="T1">pascal2coco.py文件放在</text:span>maskrcnn-transformer文件夹下;</text:p>
      <text:p text:style-name="P2"><text:span text:style-name="T9">（2）</text:span>将<text:span text:style-name="T1">pascal2coco.py的15行的路径改为数据集.xml标注文件的路径，27行的labels改为数据集对应类别。（3）</text:span>运行脚本：</text:p>
      <text:p text:style-name="P3"><text:s text:c="8"/><text:span text:style-name="T1">python <text:s/>pascal2coco.py</text:span></text:p>
      <text:p text:style-name="P3">（<text:span text:style-name="T12">4）将存有数据集的图片的文件夹copy到datasets/coco/文件夹下，并命名为 <text:s/>val2014 </text:span></text:p>
      <text:p text:style-name="P6">1.3 <text:s/>修改配置文件 <text:span text:style-name="T2">e2e_mask_rcnn_R_50_FPN_1x.yaml第</text:span>38行<text:span text:style-name="T2">, TEST:</text:span><text:span text:style-name="T3">("coco_2014_val",)</text:span></text:p>
      <text:p text:style-name="P5">1.<text:span text:style-name="T4">4</text:span> <text:s/>测试，运行程序：</text:p>
      <text:p text:style-name="P7">CUDA_VISIBLE_DEVICES=0 python tools/test_net.py --config-file configs/e2e_mask_rcnn_R_50_FPN_1x.yaml</text:p>
      <text:p text:style-name="P1"/>
      <text:p text:style-name="P10">2 统计结果中大中小及不同类别物体：</text:p>
      <text:p text:style-name="P10"><text:span text:style-name="T10">（1）</text:span>将脚本<text:span text:style-name="T5">countresultclassnum.py文件放在maskrcnn-transformer文件夹下;</text:span></text:p>
      <text:p text:style-name="P10"><text:span text:style-name="T10">（2）</text:span>运行脚本：</text:p>
      <text:p text:style-name="P8">python <text:span text:style-name="T5">countresultclassnum.py --path output_z/inference/coco_2014_val/bbox.json</text:span></text:p>
      <text:p text:style-name="P8">（其中—path 参数中output_<text:span text:style-name="T5">z是训练模型导出的地址，这个需要改成本地一致</text:span>）</text:p>
      <text:p text:style-name="P8"/>
      <text:p text:style-name="P11">3 统计数据集标注中<text:span text:style-name="T6">大中小及不同类别物体</text:span>：</text:p>
      <text:p text:style-name="P14">（1）将脚本countresultclassnum.py文件放在maskrcnn-transformer文件夹下;</text:p>
      <text:p text:style-name="P12"><text:span text:style-name="T11">（2）</text:span>运行脚本<text:span text:style-name="T7">：</text:span></text:p>
      <text:p text:style-name="P13"><text:s text:c="3"/>python <text:s/>countsml.py --path datasets/voc/VOC2007/Annotations</text:p>
      <text:p text:style-name="P9">（其中—path 参数是数据集.<text:span text:style-name="T7">xml标注文件的地址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0:04:07.949032408</meta:creation-date>
    <meta:generator>LibreOffice/5.1.6.2$Linux_X86_64 LibreOffice_project/10m0$Build-2</meta:generator>
    <dc:date>2020-12-20T21:15:14.855387228</dc:date>
    <meta:editing-duration>PT1H7M43S</meta:editing-duration>
    <meta:editing-cycles>23</meta:editing-cycles>
    <meta:document-statistic meta:table-count="0" meta:image-count="0" meta:object-count="0" meta:page-count="1" meta:paragraph-count="24" meta:word-count="336" meta:character-count="914" meta:non-whitespace-character-count="865"/>
  </office:meta>
</office:document-meta>
</file>